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10.8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uel_6" table:style-name="ta1">
        <table:shapes>
          <draw:frame draw:z-index="0" draw:style-name="gr1" draw:text-style-name="P1" svg:width="186.31mm" svg:height="104.79mm" svg:x="89.56mm" svg:y="401.02mm">
            <loext:p draw:notify-on-update-of-ranges="fuel_6.A1:fuel_6.A101 fuel_6.B1:fuel_6.B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5" calcext:value-type="float">
            <text:p>52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3" calcext:value-type="float">
            <text:p>69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9" calcext:value-type="float">
            <text:p>8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4" calcext:value-type="float">
            <text:p>98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32" calcext:value-type="float">
            <text:p>103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80" calcext:value-type="float">
            <text:p>108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28" calcext:value-type="float">
            <text:p>112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76" calcext:value-type="float">
            <text:p>117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24" calcext:value-type="float">
            <text:p>122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72" calcext:value-type="float">
            <text:p>127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20" calcext:value-type="float">
            <text:p>132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68" calcext:value-type="float">
            <text:p>136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16" calcext:value-type="float">
            <text:p>141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64" calcext:value-type="float">
            <text:p>146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2" calcext:value-type="float">
            <text:p>151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60" calcext:value-type="float">
            <text:p>156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08" calcext:value-type="float">
            <text:p>160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56" calcext:value-type="float">
            <text:p>165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61" calcext:value-type="float">
            <text:p>166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17" calcext:value-type="float">
            <text:p>161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65" calcext:value-type="float">
            <text:p>156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05" calcext:value-type="float">
            <text:p>150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37" calcext:value-type="float">
            <text:p>143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20" calcext:value-type="float">
            <text:p>132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20" calcext:value-type="float">
            <text:p>132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20" calcext:value-type="float">
            <text:p>132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20" calcext:value-type="float">
            <text:p>132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20" calcext:value-type="float">
            <text:p>132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20" calcext:value-type="float">
            <text:p>132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20" calcext:value-type="float">
            <text:p>132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20" calcext:value-type="float">
            <text:p>132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20" calcext:value-type="float">
            <text:p>132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20" calcext:value-type="float">
            <text:p>132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20" calcext:value-type="float">
            <text:p>132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10" calcext:value-type="float">
            <text:p>121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90" calcext:value-type="float">
            <text:p>99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70" calcext:value-type="float">
            <text:p>77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50" calcext:value-type="float">
            <text:p>55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30" calcext:value-type="float">
            <text:p>33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0" calcext:value-type="float">
            <text:p>11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2T13:27:15.215593686</dc:date>
    <dc:creator>Joshua O'Leary</dc:creator>
    <meta:editing-duration>PT1M</meta:editing-duration>
    <meta:editing-cycles>2</meta:editing-cycles>
    <meta:generator>LibreOffice/5.0.5.2$Linux_X86_64 LibreOffice_project/00$Build-2</meta:generator>
    <meta:document-statistic meta:table-count="1" meta:cell-count="3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632cm" svg:height="10.48cm" xlink:href=".." xlink:type="simple" chart:class="chart:scatter" chart:style-name="ch1">
        <chart:plot-area chart:style-name="ch2" table:cell-range-address="fuel_6.A1:fuel_6.B101" svg:x="1.383cm" svg:y="0.209cm" svg:width="16.877cm" svg:height="9.081cm">
          <chartooo:coordinate-region svg:x="2.19cm" svg:y="0.408cm" svg:width="15.605cm" svg:height="8.235cm"/>
          <chart:axis chart:dimension="x" chart:name="primary-x" chart:style-name="ch3">
            <chart:title svg:x="9.089cm" svg:y="9.499cm" chart:style-name="ch4">
              <text:p>Iterations</text:p>
            </chart:title>
          </chart:axis>
          <chart:axis chart:dimension="y" chart:name="primary-y" chart:style-name="ch3">
            <chart:title svg:x="0.451cm" svg:y="5.732cm" chart:style-name="ch5">
              <text:p>Cells on Fire</text:p>
            </chart:title>
            <chart:grid chart:style-name="ch6" chart:class="major"/>
          </chart:axis>
          <chart:series chart:style-name="ch7" chart:values-cell-range-address="fuel_6.B1:fuel_6.B101" chart:class="chart:scatter">
            <chart:domain table:cell-range-address="fuel_6.A1:fuel_6.A101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uel_6.A1:fuel_6.A101</svg:desc>
                </draw:g>
              </table:table-cell>
              <table:table-cell office:value-type="float" office:value="69">
                <text:p>69</text:p>
                <draw:g>
                  <svg:desc>fuel_6.B1:fuel_6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